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ff0000"/>
    </style:style>
    <style:style style:name="P30" style:family="paragraph" style:parent-style-name="Preformatted_20_Text">
      <style:text-properties fo:color="#ff0000" fo:font-weight="bold" style:font-weight-asian="bold" style:font-weight-complex="bold"/>
    </style:style>
    <style:style style:name="P31" style:family="paragraph" style:parent-style-name="Preformatted_20_Text">
      <style:text-properties fo:color="#00ae00"/>
    </style:style>
    <style:style style:name="P32" style:family="paragraph" style:parent-style-name="Preformatted_20_Text">
      <style:text-properties fo:background-color="#ccccff"/>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paragraph-properties fo:text-align="start" style:justify-single-word="false"/>
      <style:text-properties fo:font-size="12pt" style:font-size-asian="12pt" style:font-size-complex="12pt"/>
    </style:style>
    <style:style style:name="P36" style:family="paragraph" style:parent-style-name="Preformatted_20_Text">
      <style:text-properties fo:color="#990066" fo:background-color="#dbdbdb"/>
    </style:style>
    <style:style style:name="P37" style:family="paragraph" style:parent-style-name="Preformatted_20_Text">
      <style:text-properties fo:color="#008000"/>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weight="normal" fo:background-color="#e7e7ff" style:font-weight-asian="normal" style:font-weight-complex="normal"/>
    </style:style>
    <style:style style:name="P40" style:family="paragraph" style:parent-style-name="Preformatted_20_Text">
      <style:text-properties fo:color="#cc0000"/>
    </style:style>
    <style:style style:name="P41" style:family="paragraph" style:parent-style-name="Preformatted_20_Text">
      <style:text-properties fo:color="#cc0000" fo:background-color="transparent"/>
    </style:style>
    <style:style style:name="P42" style:family="paragraph" style:parent-style-name="Preformatted_20_Text">
      <style:paragraph-properties fo:margin-top="0in" fo:margin-bottom="0.1965in"/>
    </style:style>
    <style:style style:name="P43" style:family="paragraph" style:parent-style-name="Preformatted_20_Text">
      <style:paragraph-properties fo:margin-top="0in" fo:margin-bottom="0.1965in"/>
      <style:text-properties fo:color="#000000"/>
    </style:style>
    <style:style style:name="P44" style:family="paragraph" style:parent-style-name="Preformatted_20_Text">
      <style:paragraph-properties fo:margin-top="0in" fo:margin-bottom="0.1965in"/>
      <style:text-properties fo:color="#000000" fo:background-color="transparent"/>
    </style:style>
    <style:style style:name="P45"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6"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7" style:family="paragraph" style:parent-style-name="Preformatted_20_Text">
      <style:paragraph-properties fo:margin-top="0in" fo:margin-bottom="0.1965in"/>
      <style:text-properties fo:color="#0000ff"/>
    </style:style>
    <style:style style:name="P48" style:family="paragraph" style:parent-style-name="Preformatted_20_Text">
      <style:paragraph-properties fo:margin-top="0in" fo:margin-bottom="0.1965in"/>
      <style:text-properties fo:color="#0000ff" fo:font-weight="normal" style:font-weight-asian="normal" style:font-weight-complex="normal"/>
    </style:style>
    <style:style style:name="P49" style:family="paragraph" style:parent-style-name="Preformatted_20_Text">
      <style:paragraph-properties fo:margin-top="0in" fo:margin-bottom="0.1965in"/>
      <style:text-properties fo:color="#0000ff" fo:background-color="transparent"/>
    </style:style>
    <style:style style:name="P50" style:family="paragraph" style:parent-style-name="Preformatted_20_Text">
      <style:paragraph-properties fo:margin-top="0in" fo:margin-bottom="0.1965in"/>
      <style:text-properties fo:color="#0000ff" fo:background-color="#e7e7ff"/>
    </style:style>
    <style:style style:name="P51" style:family="paragraph" style:parent-style-name="Text_20_body">
      <style:paragraph-properties fo:margin-top="0in" fo:margin-bottom="0.1965in"/>
    </style:style>
    <style:style style:name="P52" style:family="paragraph" style:parent-style-name="Text_20_body">
      <style:paragraph-properties fo:margin-top="0in" fo:margin-bottom="0.1965in"/>
      <style:text-properties fo:color="#000000"/>
    </style:style>
    <style:style style:name="P53"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4" style:family="paragraph" style:parent-style-name="Table_20_Contents">
      <style:text-properties fo:font-size="11pt" style:font-size-asian="11pt" style:font-size-complex="11pt"/>
    </style:style>
    <style:style style:name="P55" style:family="paragraph" style:parent-style-name="Table_20_Contents">
      <style:paragraph-properties fo:text-align="start" style:justify-single-word="false"/>
      <style:text-properties fo:font-size="11pt" style:font-size-asian="11pt" style:font-size-complex="11pt"/>
    </style:style>
    <style:style style:name="P56" style:family="paragraph" style:parent-style-name="Preformatted_20_Text">
      <style:paragraph-properties fo:margin-left="-0.0083in" fo:margin-right="0in" fo:text-indent="0in" style:auto-text-indent="false"/>
      <style:text-properties fo:background-color="#ccccff"/>
    </style:style>
    <style:style style:name="P57" style:family="paragraph" style:parent-style-name="Text_20_body">
      <style:paragraph-properties fo:text-align="center" style:justify-single-word="false"/>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fo:color="#000000"/>
    </style:style>
    <style:style style:name="P60" style:family="paragraph" style:parent-style-name="Text_20_body">
      <style:text-properties fo:color="#000000" fo:background-color="transparent"/>
    </style:style>
    <style:style style:name="P61" style:family="paragraph" style:parent-style-name="Text_20_body">
      <style:text-properties fo:color="#000000" fo:font-weight="normal" fo:background-color="transparent" style:font-weight-asian="normal" style:font-weight-complex="normal"/>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ff" fo:font-weight="bold" style:font-weight-asian="bold" style:font-weight-complex="bold"/>
    </style:style>
    <style:style style:name="P65" style:family="paragraph" style:parent-style-name="Text_20_body">
      <style:paragraph-properties fo:margin-left="0.3083in" fo:margin-right="0in" fo:text-indent="0in" style:auto-text-indent="false"/>
    </style:style>
    <style:style style:name="P66" style:family="paragraph" style:parent-style-name="Text_20_body">
      <style:paragraph-properties fo:margin-left="0.3in" fo:margin-right="0in" fo:text-indent="0in" style:auto-text-indent="false"/>
    </style:style>
    <style:style style:name="P67" style:family="paragraph" style:parent-style-name="Text_20_body">
      <style:paragraph-properties fo:margin-left="0.3in" fo:margin-right="0in" fo:text-indent="0in" style:auto-text-indent="false"/>
      <style:text-properties fo:font-weight="bold" style:font-weight-asian="bold" style:font-weight-complex="bold"/>
    </style:style>
    <style:style style:name="P68" style:family="paragraph" style:parent-style-name="Text_20_body">
      <style:paragraph-properties fo:margin-left="0.3in" fo:margin-right="0in" fo:text-indent="0in" style:auto-text-indent="false"/>
      <style:text-properties fo:color="#0000ff"/>
    </style:style>
    <style:style style:name="P6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0" style:family="paragraph" style:parent-style-name="Text_20_body">
      <style:paragraph-properties fo:margin-left="0.2835in" fo:margin-right="0in" fo:text-indent="0in" style:auto-text-indent="false"/>
      <style:text-properties fo:color="#0000ff"/>
    </style:style>
    <style:style style:name="P71" style:family="paragraph" style:parent-style-name="Text_20_body">
      <style:paragraph-properties fo:margin-left="0.7917in" fo:margin-right="0in" fo:text-indent="-0.4917in" style:auto-text-indent="false">
        <style:tab-stops/>
      </style:paragraph-properties>
    </style:style>
    <style:style style:name="P72" style:family="paragraph" style:parent-style-name="Text_20_body">
      <style:paragraph-properties fo:margin-left="0.8083in" fo:margin-right="0in" fo:text-indent="-0.5in" style:auto-text-indent="false">
        <style:tab-stops/>
      </style:paragraph-properties>
    </style:style>
    <style:style style:name="P73" style:family="paragraph" style:parent-style-name="Text_20_body">
      <style:paragraph-properties fo:margin-left="0.7665in" fo:margin-right="0in" fo:text-indent="-0.4583in" style:auto-text-indent="false">
        <style:tab-stops/>
      </style:paragraph-properties>
    </style:style>
    <style:style style:name="P74" style:family="paragraph" style:parent-style-name="Text_20_body">
      <style:paragraph-properties fo:margin-left="0.0102in" fo:margin-right="0in" fo:text-indent="0in" style:auto-text-indent="false">
        <style:tab-stops/>
      </style:paragraph-properties>
    </style:style>
    <style:style style:name="P75" style:family="paragraph" style:parent-style-name="Text_20_body">
      <style:paragraph-properties fo:margin-left="0.2661in" fo:margin-right="0in" fo:text-indent="0in" style:auto-text-indent="false"/>
    </style:style>
    <style:style style:name="P76" style:family="paragraph" style:parent-style-name="Preformatted_20_Text">
      <style:paragraph-properties fo:margin-left="0.7547in" fo:margin-right="0in" fo:text-indent="0in" style:auto-text-indent="false"/>
      <style:text-properties fo:color="#0000ff"/>
    </style:style>
    <style:style style:name="P77" style:family="paragraph" style:parent-style-name="Text_20_body">
      <style:paragraph-properties fo:margin-left="0.6083in" fo:margin-right="0in" fo:text-indent="-0.3752in" style:auto-text-indent="false">
        <style:tab-stops/>
      </style:paragraph-properties>
    </style:style>
    <style:style style:name="P78" style:family="paragraph" style:parent-style-name="Text_20_body">
      <style:paragraph-properties fo:margin-left="0.298in" fo:margin-right="0in" fo:text-indent="0in" style:auto-text-indent="false"/>
      <style:text-properties fo:color="#000000"/>
    </style:style>
    <style:style style:name="P79" style:family="paragraph" style:parent-style-name="Text_20_body">
      <style:paragraph-properties fo:margin-left="-0.0102in" fo:margin-right="0in" fo:text-indent="0in" style:auto-text-indent="false"/>
    </style:style>
    <style:style style:name="P80"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Heading_20_2">
      <style:text-properties fo:font-weight="bold" style:font-weight-asian="bold" style:font-weight-complex="bold"/>
    </style:style>
    <style:style style:name="P85" style:family="paragraph" style:parent-style-name="Heading_20_2">
      <style:text-properties fo:font-style="normal" fo:font-weight="bold" style:font-style-asian="normal" style:font-weight-asian="bold" style:font-style-complex="normal" style:font-weight-complex="bold"/>
    </style:style>
    <style:style style:name="P86" style:family="paragraph" style:parent-style-name="Text_20_body" style:list-style-name="List_20_1"/>
    <style:style style:name="P87" style:family="paragraph" style:parent-style-name="Text_20_body">
      <style:text-properties fo:color="#0000ff"/>
    </style:style>
    <style:style style:name="P88" style:family="paragraph" style:parent-style-name="Text_20_body">
      <style:text-properties fo:color="#000000"/>
    </style:style>
    <style:style style:name="P89" style:family="paragraph" style:parent-style-name="Heading_20_4">
      <style:text-properties fo:color="#000000"/>
    </style:style>
    <style:style style:name="P90" style:family="paragraph" style:parent-style-name="Heading_20_3">
      <style:text-properties fo:color="#000000"/>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Preformatted_20_Text">
      <style:text-properties fo:color="#0000cc" fo:background-color="#e7e7ff"/>
    </style:style>
    <style:style style:name="P93" style:family="paragraph" style:parent-style-name="Preformatted_20_Text">
      <style:text-properties fo:color="#000000"/>
    </style:style>
    <style:style style:name="P94" style:family="paragraph" style:parent-style-name="Preformatted_20_Text">
      <style:text-properties fo:color="#000000" fo:background-color="#e7e7ff"/>
    </style:style>
    <style:style style:name="P95" style:family="paragraph" style:parent-style-name="Preformatted_20_Text">
      <style:text-properties fo:color="#008000"/>
    </style:style>
    <style:style style:name="P96" style:family="paragraph" style:parent-style-name="Preformatted_20_Text">
      <style:paragraph-properties fo:margin-top="0in" fo:margin-bottom="0.1965in"/>
      <style:text-properties fo:color="#0000ff"/>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text:bookmark-start text:name="DDE_LINK22"/>1 Preface<text:tab/>9</text:p>
          <text:p text:style-name="P91">1.1 Dedication<text:tab/>9</text:p>
          <text:p text:style-name="P91">1.2 Acknowledgments<text:tab/>9</text:p>
          <text:p text:style-name="P91">1.3 Support Email List<text:tab/>9</text:p>
          <text:p text:style-name="P91">1.4 Recommended Weekly Sequence When Teaching A Class With This Book<text:tab/>9</text:p>
          <text:p text:style-name="P97">2 Introduction<text:tab/>10</text:p>
          <text:p text:style-name="P91">2.1 What Is A Mathematics Computing Environment?<text:tab/>10</text:p>
          <text:p text:style-name="P91">2.2 What Is MathRider?<text:tab/>11</text:p>
          <text:p text:style-name="P91">2.3 What Inspired The Creation Of Mathrider?<text:tab/>12</text:p>
          <text:p text:style-name="P97">3 Downloading And Installing MathRider<text:tab/>14</text:p>
          <text:p text:style-name="P91">3.1 Installing Sun's Java Implementation<text:tab/>14</text:p>
          <text:p text:style-name="P83">3.1.1 Installing Java On A Windows PC<text:tab/>14</text:p>
          <text:p text:style-name="P98">3.1.1.1 The 64 Bit Version Of Windows Needs The 64 Bit Version Of Java<text:tab/>14</text:p>
          <text:p text:style-name="P83">3.1.2 Installing Java On A Macintosh<text:tab/>14</text:p>
          <text:p text:style-name="P83">3.1.3 Installing Java On A Linux PC<text:tab/>14</text:p>
          <text:p text:style-name="P91">3.2 Downloading And Extracting<text:tab/>15</text:p>
          <text:p text:style-name="P83">3.2.1 Extracting The Archive File For Windows Users<text:tab/>15</text:p>
          <text:p text:style-name="P83">3.2.2 Extracting The Archive File For Unix Users<text:tab/>16</text:p>
          <text:p text:style-name="P91">3.3 MathRider's Directory Structure &amp; Execution Instructions<text:tab/>16</text:p>
          <text:p text:style-name="P83">3.3.1 Executing MathRider On Windows Systems<text:tab/>17</text:p>
          <text:p text:style-name="P83">3.3.2 Executing MathRider On Unix Systems<text:tab/>17</text:p>
          <text:p text:style-name="P98">3.3.2.1 MacOS X<text:tab/>17</text:p>
          <text:p text:style-name="P97">4 The Graphical User Interface<text:tab/>18</text:p>
          <text:p text:style-name="P91">4.1 Buffers And Text Areas<text:tab/>18</text:p>
          <text:p text:style-name="P91">4.2 The Gutter<text:tab/>18</text:p>
          <text:p text:style-name="P91">4.3 Menus<text:tab/>18</text:p>
          <text:p text:style-name="P83">4.3.1 File<text:tab/>19</text:p>
          <text:p text:style-name="P83">4.3.2 Edit<text:tab/>19</text:p>
          <text:p text:style-name="P83">4.3.3 Search<text:tab/>19</text:p>
          <text:p text:style-name="P83">4.3.4 Markers, Folding, and View<text:tab/>20</text:p>
          <text:p text:style-name="P83">4.3.5 Utilities<text:tab/>20</text:p>
          <text:p text:style-name="P83">4.3.6 Macros<text:tab/>20</text:p>
          <text:p text:style-name="P83">4.3.7 Plugins<text:tab/>20</text:p>
          <text:p text:style-name="P83">4.3.8 Help<text:tab/>20</text:p>
          <text:p text:style-name="P91">4.4 The Toolbar<text:tab/>20</text:p>
          <text:p text:style-name="P83">4.4.1 Undo And Redo<text:tab/>21</text:p>
          <text:p text:style-name="P97"><text:soft-page-break/>5 MathPiper: A Computer Algebra System For Beginners<text:tab/>22</text:p>
          <text:p text:style-name="P91">5.1 Numeric Vs. Symbolic Computations<text:tab/>22</text:p>
          <text:p text:style-name="P91">5.2 Using The MathPiper Console As A Numeric (Scientific) Calculator<text:tab/>23</text:p>
          <text:p text:style-name="P83">5.2.1 Functions<text:tab/>24</text:p>
          <text:p text:style-name="P98">5.2.1.1 The Sqrt() Square Root Function<text:tab/>24</text:p>
          <text:p text:style-name="P98">5.2.1.2 The IsEven() Function<text:tab/>25</text:p>
          <text:p text:style-name="P83">5.2.2 Accessing Previous Input And Results<text:tab/>26</text:p>
          <text:p text:style-name="P91">5.3 Saving And Restoring A Console Session<text:tab/>26</text:p>
          <text:p text:style-name="P83">5.3.1 Syntax Errors<text:tab/>26</text:p>
          <text:p text:style-name="P91">5.4 Using The MathPiper Console As A Symbolic Calculator<text:tab/>27</text:p>
          <text:p text:style-name="P83">5.4.1 Variables<text:tab/>27</text:p>
          <text:p text:style-name="P98">5.4.1.1 Calculating With Unbound Variables<text:tab/>28</text:p>
          <text:p text:style-name="P98">5.4.1.2 Variable And Function Names Are Case Sensitive<text:tab/>30</text:p>
          <text:p text:style-name="P98">5.4.1.3 Using More Than One Variable<text:tab/>30</text:p>
          <text:p text:style-name="P91">5.5 Exercises<text:tab/>31</text:p>
          <text:p text:style-name="P83">5.5.1 Exercise 1<text:tab/>31</text:p>
          <text:p text:style-name="P83">5.5.2 Exercise 2<text:tab/>31</text:p>
          <text:p text:style-name="P83">5.5.3 Exercise 3<text:tab/>31</text:p>
          <text:p text:style-name="P83">5.5.4 Exercise 4<text:tab/>32</text:p>
          <text:p text:style-name="P83">5.5.5 Exercise 5<text:tab/>32</text:p>
          <text:p text:style-name="P97">6 The MathPiper Documentation Plugin<text:tab/>33</text:p>
          <text:p text:style-name="P91">6.1 Function List<text:tab/>33</text:p>
          <text:p text:style-name="P91">6.2 Mini Web Browser Interface<text:tab/>33</text:p>
          <text:p text:style-name="P91">6.3 Exercises<text:tab/>34</text:p>
          <text:p text:style-name="P83">6.3.1 Exercise 1<text:tab/>34</text:p>
          <text:p text:style-name="P83">6.3.2 Exercise 2<text:tab/>34</text:p>
          <text:p text:style-name="P97">7 Using MathRider As A Programmer's Text Editor<text:tab/>35</text:p>
          <text:p text:style-name="P91">7.1 Creating, Opening, Saving, And Closing Text Files<text:tab/>35</text:p>
          <text:p text:style-name="P91">7.2 Editing Files<text:tab/>35</text:p>
          <text:p text:style-name="P91">7.3 File Modes<text:tab/>35</text:p>
          <text:p text:style-name="P91">7.4 Learning How To Type Properly Is An Excellent Investment Of Your Time<text:tab/>36</text:p>
          <text:p text:style-name="P91">7.5 Exercises<text:tab/>36</text:p>
          <text:p text:style-name="P83">7.5.1 Exercise 1<text:tab/>36</text:p>
          <text:p text:style-name="P97">8 MathRider Worksheet Files<text:tab/>37</text:p>
          <text:p text:style-name="P91">8.1 Code Folds<text:tab/>37</text:p>
          <text:p text:style-name="P83">8.1.1 The title Attribute<text:tab/>38</text:p>
          <text:p text:style-name="P91">8.2 Automatically Inserting Folds &amp; Removing Unpreserved Folds<text:tab/>38</text:p>
          <text:p text:style-name="P91">8.3 Placing Text Outside Of A Fold<text:tab/>39</text:p>
          <text:p text:style-name="P91">8.4 Exercises<text:tab/>39</text:p>
          <text:p text:style-name="P83">8.4.1 Exercise 1<text:tab/>40</text:p>
          <text:p text:style-name="P83">8.4.2 Exercise 2<text:tab/>40</text:p>
          <text:p text:style-name="P83"><text:soft-page-break/>8.4.3 Exercise 3<text:tab/>40</text:p>
          <text:p text:style-name="P83">8.4.4 Exercise 4<text:tab/>40</text:p>
          <text:p text:style-name="P97">9 MathPiper Programming Fundamentals<text:tab/>41</text:p>
          <text:p text:style-name="P91">9.1 Values and Expressions<text:tab/>41</text:p>
          <text:p text:style-name="P91">9.2 Operators<text:tab/>41</text:p>
          <text:p text:style-name="P91">9.3 Operator Precedence<text:tab/>42</text:p>
          <text:p text:style-name="P91">9.4 Changing The Order Of Operations In An Expression<text:tab/>43</text:p>
          <text:p text:style-name="P91">9.5 Functions &amp; Function Names<text:tab/>44</text:p>
          <text:p text:style-name="P91">9.6 Functions That Produce Side Effects<text:tab/>45</text:p>
          <text:p text:style-name="P83">9.6.1 Printing Related Functions: Echo(), Write(), And Newline()<text:tab/>45</text:p>
          <text:p text:style-name="P98">9.6.1.1 Echo()<text:tab/>45</text:p>
          <text:p text:style-name="P98">9.6.1.2 Echo Functions Are Useful For "Debugging" Programs<text:tab/>47</text:p>
          <text:p text:style-name="P98">9.6.1.3 Write()<text:tab/>48</text:p>
          <text:p text:style-name="P98">9.6.1.4 NewLine()<text:tab/>48</text:p>
          <text:p text:style-name="P91">9.7 Expressions Are Separated By Semicolons<text:tab/>49</text:p>
          <text:p text:style-name="P83">9.7.1 Placing More Than One Expression On A Line In A Fold<text:tab/>49</text:p>
          <text:p text:style-name="P83">9.7.2 Placing Multiple Expressions In A Code Block<text:tab/>50</text:p>
          <text:p text:style-name="P98">9.7.2.1 Automatic Bracket, Parentheses, And Brace Match Indicating<text:tab/>51</text:p>
          <text:p text:style-name="P91">9.8 Strings<text:tab/>52</text:p>
          <text:p text:style-name="P83">9.8.1 The MathPiper Console and MathPiper Folds Can Access The Same Variables<text:tab/>53</text:p>
          <text:p text:style-name="P83">9.8.2 Using Strings To Make Echo's Output Easier To Read<text:tab/>53</text:p>
          <text:p text:style-name="P98">9.8.2.1 Combining Strings <text:s/>With The : Operator<text:tab/>53</text:p>
          <text:p text:style-name="P98">9.8.2.2 WriteString()<text:tab/>54</text:p>
          <text:p text:style-name="P98">9.8.2.3 Nl()<text:tab/>54</text:p>
          <text:p text:style-name="P98">9.8.2.4 Space()<text:tab/>54</text:p>
          <text:p text:style-name="P83">9.8.3 Accessing The Individual Letters In A String<text:tab/>55</text:p>
          <text:p text:style-name="P98">9.8.3.1 Indexing Before The Beginning Of A String Or Past The End Of A String<text:tab/>55</text:p>
          <text:p text:style-name="P91">9.9 Comments<text:tab/>56</text:p>
          <text:p text:style-name="P91">9.10 How To Tell If MathPiper Has Crashed And What To Do If It Has<text:tab/>57</text:p>
          <text:p text:style-name="P91">9.11 Exercises<text:tab/>58</text:p>
          <text:p text:style-name="P83">9.11.1 Exercise 1<text:tab/>58</text:p>
          <text:p text:style-name="P83">9.11.2 Exercise 2<text:tab/>58</text:p>
          <text:p text:style-name="P83">9.11.3 Exercise 3<text:tab/>58</text:p>
          <text:p text:style-name="P83">9.11.4 Exercise 4<text:tab/>59</text:p>
          <text:p text:style-name="P83">9.11.5 Exercise 5<text:tab/>59</text:p>
          <text:p text:style-name="P83">9.11.6 Exercise 6<text:tab/>59</text:p>
          <text:p text:style-name="P83">9.11.7 Exercise 7<text:tab/>59</text:p>
          <text:p text:style-name="P97">10 Rectangular Selection Mode And Text Area Splitting<text:tab/>61</text:p>
          <text:p text:style-name="P91">10.1 Rectangular Selection Mode<text:tab/>61</text:p>
          <text:p text:style-name="P91"><text:soft-page-break/>10.2 Text area splitting<text:tab/>61</text:p>
          <text:p text:style-name="P91">10.3 Exercises<text:tab/>61</text:p>
          <text:p text:style-name="P83">10.3.1 Exercise 1<text:tab/>62</text:p>
          <text:p text:style-name="P97">11 Working With Random Integers<text:tab/>63</text:p>
          <text:p text:style-name="P91">11.1 Obtaining Random Integers With The RandomInteger() Function<text:tab/>63</text:p>
          <text:p text:style-name="P91">11.2 Simulating The Rolling Of Dice<text:tab/>64</text:p>
          <text:p text:style-name="P91">11.3 Exercises<text:tab/>65</text:p>
          <text:p text:style-name="P83">11.3.1 Exercise 1<text:tab/>65</text:p>
          <text:p text:style-name="P97">12 Making Decisions<text:tab/>66</text:p>
          <text:p text:style-name="P91">12.1 Conditional Operators<text:tab/>66</text:p>
          <text:p text:style-name="P91">12.2 Predicate Expressions<text:tab/>69</text:p>
          <text:p text:style-name="P91">12.3 Exercises<text:tab/>69</text:p>
          <text:p text:style-name="P83">12.3.1 Exercise 1<text:tab/>69</text:p>
          <text:p text:style-name="P83">12.3.2 Exercise 2<text:tab/>70</text:p>
          <text:p text:style-name="P83">12.3.3 Exercise 3<text:tab/>70</text:p>
          <text:p text:style-name="P91">12.4 Making Decisions With The If() Function &amp; Predicate Expressions<text:tab/>70</text:p>
          <text:p text:style-name="P83">12.4.1 If() Functions Which Include An "Else" Parameter<text:tab/>72</text:p>
          <text:p text:style-name="P91">12.5 Exercises<text:tab/>72</text:p>
          <text:p text:style-name="P83">12.5.1 Exercise 1<text:tab/>73</text:p>
          <text:p text:style-name="P83">12.5.2 Exercise 2<text:tab/>73</text:p>
          <text:p text:style-name="P91">12.6 The And(), Or(), &amp; Not() Boolean Functions &amp; Infix Notation<text:tab/>73</text:p>
          <text:p text:style-name="P83">12.6.1 And()<text:tab/>73</text:p>
          <text:p text:style-name="P83">12.6.2 Or()<text:tab/>75</text:p>
          <text:p text:style-name="P83">12.6.3 Not() &amp; Prefix Notation<text:tab/>76</text:p>
          <text:p text:style-name="P91">12.7 Exercises<text:tab/>77</text:p>
          <text:p text:style-name="P83">12.7.1 Exercise 1<text:tab/>78</text:p>
          <text:p text:style-name="P83">12.7.2 Exercise 2<text:tab/>78</text:p>
          <text:p text:style-name="P83">12.7.3 Exercise 3<text:tab/>79</text:p>
          <text:p text:style-name="P97">13 The While() Looping Function &amp; Bodied Notation<text:tab/>80</text:p>
          <text:p text:style-name="P91">13.1 Printing The Integers From 1 to 10<text:tab/>80</text:p>
          <text:p text:style-name="P91">13.2 Printing The Integers From 1 to 100<text:tab/>82</text:p>
          <text:p text:style-name="P91">13.3 Printing The Odd Integers From 1 To 99<text:tab/>82</text:p>
          <text:p text:style-name="P91">13.4 Printing The Integers From 1 To 100 In Reverse Order<text:tab/>83</text:p>
          <text:p text:style-name="P91">13.5 Expressions Inside Of Code Blocks Are Indented<text:tab/>84</text:p>
          <text:p text:style-name="P91">13.6 Long-Running Loops, Infinite Loops, &amp; Interrupting Execution<text:tab/>84</text:p>
          <text:p text:style-name="P91">13.7 A Program That Simulates Rolling Two Dice 50 Times<text:tab/>85</text:p>
          <text:p text:style-name="P91">13.8 Exercises<text:tab/>87</text:p>
          <text:p text:style-name="P83">13.8.1 Exercise 1<text:tab/>88</text:p>
          <text:p text:style-name="P83">13.8.2 Exercise 2<text:tab/>88</text:p>
          <text:p text:style-name="P83">13.8.3 Exercise 3<text:tab/>88</text:p>
          <text:p text:style-name="P83">13.8.4 Exercise 4<text:tab/>88</text:p>
          <text:p text:style-name="P97"><text:soft-page-break/>14 Predicate Functions<text:tab/>89</text:p>
          <text:p text:style-name="P91">14.1 Finding Prime Numbers With A Loop<text:tab/>90</text:p>
          <text:p text:style-name="P91">14.2 Finding The Length Of A String With The Length() Function<text:tab/>92</text:p>
          <text:p text:style-name="P91">14.3 <text:s/>Converting Numbers To Strings With The String() Function<text:tab/>93</text:p>
          <text:p text:style-name="P91">14.4 Finding Prime Numbers Which End With 7 (And Multi-line Function Calls)<text:tab/>93</text:p>
          <text:p text:style-name="P91">14.5 Exercises<text:tab/>95</text:p>
          <text:p text:style-name="P83">14.5.1 Exercise 1<text:tab/>95</text:p>
          <text:p text:style-name="P83">14.5.2 Exercise 2<text:tab/>95</text:p>
          <text:p text:style-name="P97">15 Lists: Values That Hold Sequences Of Expressions<text:tab/>96</text:p>
          <text:p text:style-name="P91">15.1 Append() &amp; Nondestructive List Operations<text:tab/>97</text:p>
          <text:p text:style-name="P91">15.2 Using While Loops With Lists <text:tab/>98</text:p>
          <text:p text:style-name="P83">15.2.1 Using A While Loop And Append() To Place Values Into A List<text:tab/>100</text:p>
          <text:p text:style-name="P91">15.3 Exercises<text:tab/>101</text:p>
          <text:p text:style-name="P83">15.3.1 Exercise 1<text:tab/>101</text:p>
          <text:p text:style-name="P83">15.3.2 Exercise 2<text:tab/>101</text:p>
          <text:p text:style-name="P83">15.3.3 Exercise 3<text:tab/>101</text:p>
          <text:p text:style-name="P91">15.4 The ForEach() Looping Function<text:tab/>102</text:p>
          <text:p text:style-name="P91">15.5 Print All The Values In A List Using A ForEach() function<text:tab/>103</text:p>
          <text:p text:style-name="P91">15.6 Calculate The Sum Of The Numbers In A List Using ForEach()<text:tab/>103</text:p>
          <text:p text:style-name="P91">15.7 The .. Range Operator<text:tab/>104</text:p>
          <text:p text:style-name="P91">15.8 Using ForEach() With The Range Operator To Print The Prime Numbers Between 1 And 100<text:tab/>105</text:p>
          <text:p text:style-name="P83">15.8.1 Using ForEach() And The Range Operator To Place The Prime Numbers Between 1 And 50 Into A List<text:tab/>106</text:p>
          <text:p text:style-name="P83">15.8.2 Exercises<text:tab/>107</text:p>
          <text:p text:style-name="P83">15.8.3 Exercise 1<text:tab/>107</text:p>
          <text:p text:style-name="P83">15.8.4 Exercise 2<text:tab/>107</text:p>
          <text:p text:style-name="P83">15.8.5 Exercise 3<text:tab/>108</text:p>
          <text:p text:style-name="P83">15.8.6 Exercise 4<text:tab/>108</text:p>
          <text:p text:style-name="P97">16 Functions &amp; Operators Which Loop Internally<text:tab/>109</text:p>
          <text:p text:style-name="P91">16.1 Functions &amp; Operators Which Loop Internally To Process Lists<text:tab/>109</text:p>
          <text:p text:style-name="P83">16.1.1 TableForm()<text:tab/>109</text:p>
          <text:p text:style-name="P83">16.1.2 Contains()<text:tab/>109</text:p>
          <text:p text:style-name="P83">16.1.3 Find()<text:tab/>110</text:p>
          <text:p text:style-name="P83">16.1.4 Count()<text:tab/>110</text:p>
          <text:p text:style-name="P83">16.1.5 Select()<text:tab/>111</text:p>
          <text:p text:style-name="P83">16.1.6 The Nth() Function &amp; The [] Operator<text:tab/>111</text:p>
          <text:p text:style-name="P83">16.1.7 The : Prepend Operator<text:tab/>112</text:p>
          <text:p text:style-name="P83">16.1.8 Concat()<text:tab/>112</text:p>
          <text:p text:style-name="P83">16.1.9 Insert(), Delete(), &amp; Replace()<text:tab/>112</text:p>
          <text:p text:style-name="P83"><text:soft-page-break/>16.1.10 Take() <text:tab/>113</text:p>
          <text:p text:style-name="P83">16.1.11 Drop()<text:tab/>114</text:p>
          <text:p text:style-name="P83">16.1.12 FillList()<text:tab/>114</text:p>
          <text:p text:style-name="P83">16.1.13 RemoveDuplicates()<text:tab/>115</text:p>
          <text:p text:style-name="P83">16.1.14 Reverse()<text:tab/>115</text:p>
          <text:p text:style-name="P83">16.1.15 Partition()<text:tab/>115</text:p>
          <text:p text:style-name="P83">16.1.16 Table() <text:tab/>116</text:p>
          <text:p text:style-name="P83">16.1.17 HeapSort()<text:tab/>117</text:p>
          <text:p text:style-name="P91">16.2 Functions That Work With Integers<text:tab/>117</text:p>
          <text:p text:style-name="P83">16.2.1 RandomIntegerVector()<text:tab/>117</text:p>
          <text:p text:style-name="P83">16.2.2 Max() &amp; Min()<text:tab/>118</text:p>
          <text:p text:style-name="P83">16.2.3 Div() &amp; Mod()<text:tab/>118</text:p>
          <text:p text:style-name="P83">16.2.4 Gcd()<text:tab/>119</text:p>
          <text:p text:style-name="P83">16.2.5 Lcm()<text:tab/>119</text:p>
          <text:p text:style-name="P83">16.2.6 Sum()<text:tab/>120</text:p>
          <text:p text:style-name="P83">16.2.7 Product()<text:tab/>120</text:p>
          <text:p text:style-name="P91">16.3 Exercises<text:tab/>120</text:p>
          <text:p text:style-name="P83">16.3.1 Exercise 1<text:tab/>121</text:p>
          <text:p text:style-name="P83">16.3.2 Exercise 2<text:tab/>121</text:p>
          <text:p text:style-name="P83">16.3.3 Exercise 3<text:tab/>121</text:p>
          <text:p text:style-name="P83">16.3.4 Exercise 4<text:tab/>121</text:p>
          <text:p text:style-name="P83">16.3.5 Exercise 5<text:tab/>122</text:p>
          <text:p text:style-name="P97">17 Nested Loops<text:tab/>123</text:p>
          <text:p text:style-name="P91">17.1 Generate All The Combinations That Can Be Entered Into A Two Digit Wheel Lock Using A Nested Loop<text:tab/>123</text:p>
          <text:p text:style-name="P91">17.2 Exercises<text:tab/>124</text:p>
          <text:p text:style-name="P83">17.2.1 Exercise 1<text:tab/>125</text:p>
          <text:p text:style-name="P97">18 User Defined Functions<text:tab/>126</text:p>
          <text:p text:style-name="P91">18.1 Global Variables, Local Variables, &amp; Local()<text:tab/>128</text:p>
          <text:p text:style-name="P91">18.2 Exercises<text:tab/>130</text:p>
          <text:p text:style-name="P83">18.2.1 Exercise 1<text:tab/>130</text:p>
          <text:p text:style-name="P83">18.2.2 Exercise 2<text:tab/>130</text:p>
          <text:p text:style-name="P97">19 Miscellaneous topics<text:tab/>131</text:p>
          <text:p text:style-name="P91">19.1 Incrementing And Decrementing Variables With The ++ And -- Operators<text:tab/>131</text:p>
          <text:p text:style-name="P83">19.1.1 Incrementing Variables With The ++ Operator<text:tab/>131</text:p>
          <text:p text:style-name="P83">19.1.2 Decrementing Variables With The -- Operator<text:tab/>132</text:p>
          <text:p text:style-name="P83">19.1.3 The Break() Function<text:tab/>133</text:p>
          <text:p text:style-name="P83">19.1.4 The Continue() Function<text:tab/>134</text:p>
          <text:p text:style-name="P83">19.1.5 The Repeat() Function<text:tab/>135</text:p>
          <text:p text:style-name="P83">19.1.6 The EchoTime() Function<text:tab/>136</text:p>
          <text:p text:style-name="P91"><text:soft-page-break/>19.2 Exercises<text:tab/>138</text:p>
          <text:p text:style-name="P83">19.2.1 Exercise 1<text:tab/>139</text:p>
          <text:p text:style-name="P83">19.2.2 Exercise 2<text:tab/>139</text:p>
          <text:p text:style-name="P83">19.2.3 Exercise 3<text:tab/>139</text:p>
          <text:p text:style-name="P83">19.2.4 Exercise 4<text:tab/>139</text:p>
          <text:p text:style-name="P83">19.2.5 Exercise 5<text:tab/>139</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5">Susan Addington</text:p>
      <text:p text:style-name="P65">Matthew Moelter </text:p>
      <text:p text:style-name="P6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04472131" text:style-name="List_20_1">
        <text:list-item>
          <text:p text:style-name="P86">Week 1: Sections 1 - 6.</text:p>
        </text:list-item>
        <text:list-item>
          <text:p text:style-name="P86">Week 2: Sections 7 - 9.</text:p>
        </text:list-item>
        <text:list-item>
          <text:p text:style-name="P86">Week 3: Sections 10 - 13.</text:p>
        </text:list-item>
        <text:list-item>
          <text:p text:style-name="P86">Week 4: Sections 14 - 15.</text:p>
        </text:list-item>
        <text:list-item>
          <text:p text:style-name="P86">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7"><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7">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5"><text:a xlink:type="simple" xlink:href="http://developer.apple.com/java">http://developer.apple.com/java.</text:a></text:p>
      <text:h text:style-name="Heading_20_3" text:outline-level="3">Installing Java On A Linux PC</text:h>
      <text:p text:style-name="P79">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3">(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6">cd <text:s text:c="2"/>/Applications/mathrider</text:p>
      <text:p text:style-name="Text_20_body">Run mathrider by typing:</text:p>
      <text:p text:style-name="P6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text:soft-page-break/></text:p>
      <text:p text:style-name="P25">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8">2.828427125</text:p>
      <text:p text:style-name="P78">2.82842712474619</text:p>
      <text:p text:style-name="P78">2.82842712474619009760337744842</text:p>
      <text:p text:style-name="P78">2.8284271247461900976033774484193961571393437507539</text:p>
      <text:p text:style-name="P59">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9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29">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9">answer</text:p>
      <text:p text:style-name="P21">Result&gt; 5</text:p>
      <text:p text:style-name="Standard"/>
      <text:p text:style-name="P59"><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9"/>
      <text:p text:style-name="P59">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8">%mathpiper</text:p>
      <text:p text:style-name="P26"/>
      <text:p text:style-name="P25"><text:span text:style-name="T17">2 + 3</text:span>;</text:p>
      <text:p text:style-name="P26"/>
      <text:p text:style-name="P46">%/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8">%mathpiper</text:p>
      <text:p text:style-name="P26"/>
      <text:p text:style-name="P25"><text:span text:style-name="T16">2 + 3</text:span>;</text:p>
      <text:p text:style-name="P26"/>
      <text:p text:style-name="P38">%/mathpiper</text:p>
      <text:p text:style-name="P26"/>
      <text:p text:style-name="P25"><text:s text:c="4"/><text:span text:style-name="T19">%output,preserve="false"</text:span></text:p>
      <text:p text:style-name="P25"><text:span text:style-name="T19"><text:s text:c="6"/>Result:</text:span> 5</text:p>
      <text:p text:style-name="P48">.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8">%mathpiper,title="Add two numbers together."</text:p>
      <text:p text:style-name="P26"/>
      <text:p text:style-name="P25"><text:span text:style-name="T17">2 + 3</text:span>;</text:p>
      <text:p text:style-name="P26"/>
      <text:p text:style-name="P46">%/mathpiper</text:p>
      <text:p text:style-name="P60"><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4" text:outline-level="2"><text:soft-page-break/>Placing Text Outside Of A Fold</text:h>
      <text:p text:style-name="P58">Text can also be placed outside of a fold like the following example shows:</text:p>
      <text:p text:style-name="P58"/>
      <text:p text:style-name="P33">Text can be placed above folds like this.</text:p>
      <text:p text:style-name="P33"/>
      <text:p text:style-name="P33">text text text text</text:p>
      <text:p text:style-name="P33">text text text text</text:p>
      <text:p text:style-name="P33"/>
      <text:p text:style-name="P38">%mathpiper,title="Fold 1"</text:p>
      <text:p text:style-name="P26"/>
      <text:p text:style-name="P25"><text:span text:style-name="T17">2 + 3</text:span>;</text:p>
      <text:p text:style-name="P26"/>
      <text:p text:style-name="P46">%/mathpiper</text:p>
      <text:p text:style-name="Preformatted_20_Text">Text can be placed between folds like this.</text:p>
      <text:p text:style-name="Preformatted_20_Text"/>
      <text:p text:style-name="P33">text text text text</text:p>
      <text:p text:style-name="Preformatted_20_Text">text text text text</text:p>
      <text:p text:style-name="Preformatted_20_Text"/>
      <text:p text:style-name="P38">%mathpiper,title="Fold 2"</text:p>
      <text:p text:style-name="P26"/>
      <text:p text:style-name="P25"><text:span text:style-name="T17">3 + 4</text:span>;</text:p>
      <text:p text:style-name="P26"/>
      <text:p text:style-name="P46">%/mathpiper</text:p>
      <text:p text:style-name="P45">Text can be placed between folds like this.</text:p>
      <text:p text:style-name="P33">text text text text</text:p>
      <text:p text:style-name="Preformatted_20_Text">text text text text</text:p>
      <text:p text:style-name="P53"/>
      <text:p text:style-name="P51"><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6"><text:span text:style-name="T19">3</text:span> </text:p>
      <text:p text:style-name="Text_20_body">represents the number three, the value:</text:p>
      <text:p text:style-name="P67"><text:span text:style-name="T20">0.5</text:span> </text:p>
      <text:p text:style-name="Text_20_body">represents the number one half, and the value: </text:p>
      <text:p text:style-name="P7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8">3</text:p>
      <text:p text:style-name="P68">2 + 3</text:p>
      <text:p text:style-name="P6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6">^<text:tab/>Exponents are evaluated right to left.</text:p>
      <text:p text:style-name="P72">*,%,/<text:tab/>Then multiplication, remainder, and division operations are evaluated left to right.</text:p>
      <text:p text:style-name="P66">+, −<text:tab/>Finally, addition and subtraction are evaluated left to right.</text:p>
      <text:p text:style-name="P66"/>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7"><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5">5 + 6*21/18 - 2<text:span text:style-name="T9">^</text:span>3</text:p>
      <text:p text:style-name="P35">5 + 6<text:span text:style-name="T9">*</text:span>21/18 - <text:span text:style-name="T21">8</text:span></text:p>
      <text:p text:style-name="P35">5 + <text:span text:style-name="T21">126</text:span><text:span text:style-name="T9">/</text:span>18 - 8</text:p>
      <text:p text:style-name="P35">5 <text:span text:style-name="T9">+</text:span> <text:span text:style-name="T21">7</text:span> - 8</text:p>
      <text:p text:style-name="P35"><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3">()<text:tab/>Parentheses are evaluated from the inside out.</text:p>
      <text:p text:style-name="P73">^<text:tab/>Then exponents are evaluated right to left.</text:p>
      <text:p text:style-name="P73">*,%,/ Then multiplication, remainder, and division operations are evaluated left to right.</text:p>
      <text:p text:style-name="P73">+, − Finally, addition and subtraction are evaluated left to right.</text:p>
      <text:p text:style-name="P59"/>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1">Side Effects&gt;</text:p>
      <text:p text:style-name="P31">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1">Side Effects&gt;</text:p>
      <text:p text:style-name="P31">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1">Side Effects&gt;</text:p>
      <text:p text:style-name="P31">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8"><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8">%/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8">.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8">%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8">%/mathpiper</text:p>
      <text:p text:style-name="P26"><text:soft-page-break/></text:p>
      <text:p text:style-name="P25"><text:s text:c="4"/><text:span text:style-name="T19">%output,preserve="false"</text:span></text:p>
      <text:p text:style-name="P25"><text:s text:c="6"/><text:span text:style-name="T19">Result:</text:span> 3</text:p>
      <text:p text:style-name="P48">.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8"><text:bookmark-start text:name="DDE_LINK32"/><text:bookmark-start text:name="DDE_LINK29"/>%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8">%/mathpiper<text:bookmark-end text:name="DDE_LINK32"/><text:bookmark-end text:name="DDE_LINK29"/></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8"><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8">%/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8">. <text:s text:c="2"/>%/output</text:p>
      <text:p text:style-name="P52">Write() and Echo() have other differences besides the one discussed here and more information about them can be found in the documentation for these functions.</text:p>
      <text:h text:style-name="Heading_20_4" text:outline-level="4">NewLine()</text:h>
      <text:p text:style-name="P52">The <text:span text:style-name="T6">NewLine()</text:span> function simply prints a blank line in the side effects output. <text:s/>It is useful for placing vertical space between printed lines:</text:p>
      <text:p text:style-name="P38"><text:bookmark-start text:name="DDE_LINK292"/><text:bookmark-start text:name="DDE_LINK321"/>%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text:soft-page-break/>b <text:span text:style-name="T5">:=</text:span> <text:span text:style-name="T8">2</text:span>;</text:p>
      <text:p text:style-name="P25"><text:span text:style-name="T14">Echo</text:span><text:span text:style-name="T5">(</text:span>b<text:span text:style-name="T5">)</text:span>;</text:p>
      <text:p text:style-name="P25"><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8">%/mathpiper<text:bookmark-end text:name="DDE_LINK292"/><text:bookmark-end text:name="DDE_LINK32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7">.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8">%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text:p>
      <text:p text:style-name="P47">.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8">%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7">.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1">Side Effects&gt;</text:p>
      <text:p text:style-name="P31">1 </text:p>
      <text:p text:style-name="P31">2 </text:p>
      <text:p text:style-name="P31">3</text:p>
      <text:p text:style-name="P31"/>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31">Side Effects&gt;</text:p>
      <text:p text:style-name="P31">1 </text:p>
      <text:p text:style-name="P31">2 </text:p>
      <text:p text:style-name="P31">3</text:p>
      <text:p text:style-name="P31"/>
      <text:p text:style-name="Text_20_body"><text:bookmark-end text:name="DDE_LINK43"/>Finally, code blocks can have their contents placed on separate lines if desired:</text:p>
      <text:p text:style-name="P38"/>
      <text:p text:style-name="P38">%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3">. <text:s text:c="2"/><text:span text:style-name="T19">%/output</text:span></text:p>
      <text:p text:style-name="P59">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8"/>
      <text:p text:style-name="P38">%mathpiper</text:p>
      <text:p text:style-name="Preformatted_20_Text"/>
      <text:p text:style-name="P40">/*</text:p>
      <text:p text:style-name="P40"><text:s text:c="4"/>Copy this code into a .mrw file. <text:s/>Then, place the cursor </text:p>
      <text:p text:style-name="P40"><text:s text:c="4"/>to the immediate right of any {, }, [, ], (, or ) character.</text:p>
      <text:p text:style-name="P40"><text:s text:c="4"/>You should notice that the match to this character is </text:p>
      <text:p text:style-name="P40"><text:s text:c="4"/>indicated by a rectangle being drawing around it.</text:p>
      <text:p text:style-name="P40">*/</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8">%/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8">%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3">.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8"><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8">%/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2"><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7">Side Effects:</text:p>
      <text:p text:style-name="P37">"Hello"</text:p>
      <text:p text:style-name="P37"/>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7">Side Effects:</text:p>
      <text:p text:style-name="P37">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7">Side Effects:</text:p>
      <text:p text:style-name="P37">A</text:p>
      <text:p text:style-name="P37">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7">Side Effects:</text:p>
      <text:p text:style-name="P37">A <text:s text:c="4"/>B</text:p>
      <text:p text:style-name="P37"/>
      <text:p text:style-name="P25">In&gt; WriteString("A"); Space(10); WriteString("B")</text:p>
      <text:p text:style-name="P21"><text:soft-page-break/>Result: True</text:p>
      <text:p text:style-name="P37">Side Effects:</text:p>
      <text:p text:style-name="P37">A <text:s text:c="9"/>B</text:p>
      <text:p text:style-name="P37"/>
      <text:p text:style-name="P25">In&gt; WriteString("A"); Space(20); WriteString("B")</text:p>
      <text:p text:style-name="P21">Result: True</text:p>
      <text:p text:style-name="P37">Side Effects:</text:p>
      <text:p text:style-name="P37">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9">Exception: In function "StringMidGet" : </text:p>
      <text:p text:style-name="P29">bad argument number 1(counting from 1) : </text:p>
      <text:p text:style-name="P29"/>
      <text:p text:style-name="P29">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9">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8">%mathpiper</text:p>
      <text:p text:style-name="P40">//This is a comment.</text:p>
      <text:p text:style-name="P26"/>
      <text:p text:style-name="P25">x <text:span text:style-name="T5">:=</text:span> <text:span text:style-name="T8">2</text:span>; <text:span text:style-name="T23">//Set the variable x equal to 2.</text:span></text:p>
      <text:p text:style-name="P26"/>
      <text:p text:style-name="P26"/>
      <text:p text:style-name="P38"><text:soft-page-break/>%/mathpiper</text:p>
      <text:p text:style-name="P26"/>
      <text:p text:style-name="P25"><text:s text:c="4"/><text:span text:style-name="T19">%output,preserve="false"</text:span></text:p>
      <text:p text:style-name="P25"><text:s text:c="6"/><text:span text:style-name="T19">Result:</text:span> 2</text:p>
      <text:p text:style-name="P42"><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8">%mathpiper</text:p>
      <text:p text:style-name="P26"/>
      <text:p text:style-name="P40">/*</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0">*/</text:p>
      <text:p text:style-name="P26"/>
      <text:p text:style-name="P25">x <text:span text:style-name="T5">:=</text:span> <text:span text:style-name="T8">3</text:span>;</text:p>
      <text:p text:style-name="P26"/>
      <text:p text:style-name="P38">%/mathpiper</text:p>
      <text:p text:style-name="P26"/>
      <text:p text:style-name="P25"><text:s text:c="4"/><text:span text:style-name="T19">%output,preserve="false"</text:span></text:p>
      <text:p text:style-name="P25"><text:s text:c="6"/><text:span text:style-name="T19">Result:</text:span> 3</text:p>
      <text:p text:style-name="P47"><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P80">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6">1) <text:s/>Type three or four lines of text into a text area.</text:p>
      <text:p text:style-name="P6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9"><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61">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5"><text:s text:c="2"/>x = y</text:p>
          </table:table-cell>
          <table:table-cell table:style-name="Table2.B2" office:value-type="string">
            <text:p text:style-name="P55">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5"><text:s text:c="2"/>x != y</text:p>
          </table:table-cell>
          <table:table-cell table:style-name="Table2.B2" office:value-type="string">
            <text:p text:style-name="P54">Returns <text:span text:style-name="T6">True</text:span> if the values are not equal and <text:span text:style-name="T6">False</text:span> if they are equal.</text:p>
          </table:table-cell>
        </table:table-row>
        <table:table-row>
          <table:table-cell table:style-name="Table2.A2" office:value-type="string">
            <text:p text:style-name="P55"><text:s text:c="2"/>x &lt; y</text:p>
          </table:table-cell>
          <table:table-cell table:style-name="Table2.B4" office:value-type="string">
            <text:p text:style-name="P54">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5"><text:s text:c="2"/>x &lt;= y</text:p>
          </table:table-cell>
          <table:table-cell table:style-name="Table2.B4" office:value-type="string">
            <text:p text:style-name="P54">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5"><text:s text:c="2"/>x &gt; y</text:p>
          </table:table-cell>
          <table:table-cell table:style-name="Table2.B4" office:value-type="string">
            <text:p text:style-name="P54">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5"><text:s text:c="2"/>x &gt;= y</text:p>
          </table:table-cell>
          <table:table-cell table:style-name="Table2.B4" office:value-type="string">
            <text:p text:style-name="P54">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8">%mathpiper</text:p>
      <text:p text:style-name="P26"/>
      <text:p text:style-name="P40">//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3"><text:bookmark-start text:name="DDE_LINK4"/>.<text:bookmark-end text:name="DDE_LINK4"/> <text:s text:c="2"/><text:span text:style-name="T19">%/output</text:span></text:p>
      <text:p text:style-name="Standard"/>
      <text:p text:style-name="P38">%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3">. <text:s text:c="2"/><text:span text:style-name="T19">%/output</text:span></text:p>
      <text:p text:style-name="Standard"/>
      <text:p text:style-name="P38">%mathpiper</text:p>
      <text:p text:style-name="P26"/>
      <text:p text:style-name="P40">//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2"><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71">()<text:tab/>Parentheses are evaluated from the inside out.</text:p>
      <text:p text:style-name="P71">^<text:tab/>Then exponents are evaluated right to left.</text:p>
      <text:p text:style-name="P71">*,%,/ Then multiplication, remainder, and division operations are evaluated left to right.</text:p>
      <text:p text:style-name="P71">+, − Then addition and subtraction are evaluated left to right.</text:p>
      <text:p text:style-name="P71">=,!=,&lt;,&lt;=,&gt;,&gt;= <text:s/>Finally, conditional operators are evaluated.</text:p>
      <text:p text:style-name="P74"/>
      <text:h text:style-name="Heading_20_2" text:outline-level="2">Predicate Expressions</text:h>
      <text:p text:style-name="P74">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2">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8">%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2"><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8">%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oft-page-break/><text:s text:c="6"/></text:p>
      <text:p text:style-name="P25"><text:s text:c="6"/><text:span text:style-name="T26">Side Effects:</text:span></text:p>
      <text:p text:style-name="P25"><text:s text:c="6"/>End of program.</text:p>
      <text:p text:style-name="P42"><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8"><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8">%/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3">.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text:soft-page-break/></text:p>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2">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8">%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8"><text:soft-page-break/>%/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 text:c="6"/>4: True </text:p>
      <text:p text:style-name="P25"><text:s text:c="6"/>These expressions are both true.</text:p>
      <text:p text:style-name="P43"><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2">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2">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8">%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2"><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2">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8">%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2"><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2">While(predicate)<text:tab/><text:tab/><text:tab/><text:tab/><text:tab/><text:tab/><text:tab/><text:tab/><text:tab/><text:tab/><text:tab/></text:p>
      <text:p text:style-name="P32">[ <text:tab/><text:tab/><text:tab/><text:tab/><text:tab/><text:tab/><text:tab/><text:tab/><text:tab/><text:tab/><text:tab/><text:tab/><text:tab/></text:p>
      <text:p text:style-name="P8"><text:s text:c="4"/>body_expressions<text:tab/><text:tab/><text:tab/><text:tab/><text:tab/><text:tab/><text:tab/><text:tab/><text:tab/><text:tab/></text:p>
      <text:p text:style-name="P56">];<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8">%mathpiper</text:p>
      <text:p text:style-name="P26"/>
      <text:p text:style-name="P40">// This program prints the integers from 1 to 10.</text:p>
      <text:p text:style-name="P26"/>
      <text:p text:style-name="P26"/>
      <text:p text:style-name="P40">/*</text:p>
      <text:p text:style-name="P40"><text:s text:c="4"/>Initialize the variable count to 1</text:p>
      <text:p text:style-name="P40"><text:s text:c="4"/>outside of the While "loop".</text:p>
      <text:p text:style-name="P40">*/</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oft-page-break/><text:s text:c="4"/><text:span text:style-name="T14">Echo</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3"><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8"><text:bookmark-start text:name="DDE_LINK41"/>%mathpiper</text:p>
      <text:p text:style-name="P26"/>
      <text:p text:style-name="P40">//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8">%/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2"><text:bookmark-start text:name="DDE_LINK9"/><text:span text:style-name="T10">.</text:span><text:bookmark-end text:name="DDE_LINK9"/><text:span text:style-name="T10"> <text:s text:c="2"/></text:span><text:span text:style-name="T19">%/output</text:span></text:p>
      <text:p text:style-name="P62">(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8"><text:soft-page-break/>%mathpiper</text:p>
      <text:p text:style-name="P26"/>
      <text:p text:style-name="P40">//Print the odd integers from 1 to 99.</text:p>
      <text:p text:style-name="P26"/>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2"><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8">%mathpiper</text:p>
      <text:p text:style-name="P26"/>
      <text:p text:style-name="P40">//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oft-page-break/><text:s text:c="7"/>43,42,41,40,39,38,37,36,35,34,33,32,31,30,29,28,27,26,25,</text:p>
      <text:p text:style-name="P25"><text:s text:c="7"/>24,23,22,21,20,19,18,17,16,15,14,13,12,11,10,9,8,7,6,5,4,</text:p>
      <text:p text:style-name="P25"><text:s text:c="7"/>3,2,1</text:p>
      <text:p text:style-name="P42"><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8">%mathpiper</text:p>
      <text:p text:style-name="P26"/>
      <text:p text:style-name="P40">//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8">%/mathpiper</text:p>
      <text:p text:style-name="P26"/>
      <text:p text:style-name="P25"><text:s text:c="4"/><text:span text:style-name="T19">%output,preserve="false"</text:span></text:p>
      <text:p text:style-name="P25"><text:s text:c="6"/>Processing...</text:p>
      <text:p text:style-name="P43"><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6"/>
      <text:p text:style-name="P38"><text:bookmark-start text:name="DDE_LINK44"/>%mathpiper</text:p>
      <text:p text:style-name="P40">/*</text:p>
      <text:p text:style-name="P40"><text:s text:c="2"/>This program simulates rolling two dice 50 times.</text:p>
      <text:p text:style-name="P40">*/</text:p>
      <text:p text:style-name="P36"/>
      <text:p text:style-name="P26"/>
      <text:p text:style-name="P40">/*</text:p>
      <text:p text:style-name="P40"><text:s text:c="2"/>These variables are used to record how many times</text:p>
      <text:p text:style-name="P40"><text:s text:c="2"/>a possible sum of two dice has been rolled. <text:s/>They are</text:p>
      <text:p text:style-name="P40"><text:s text:c="2"/>all initialized to 0 before the simulation begins.</text:p>
      <text:p text:style-name="P40">*/</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0">//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6"/>
      <text:p text:style-name="P26"><text:soft-page-break/></text:p>
      <text:p text:style-name="P40">/*</text:p>
      <text:p text:style-name="P40"><text:s/>The simulation is performed inside of this While loop. <text:s/>The number of</text:p>
      <text:p text:style-name="P40"><text:s/>times the dice will be rolled can be changed by changing the number 50</text:p>
      <text:p text:style-name="P40"><text:s/>which is in the While function's predicate expression.</text:p>
      <text:p text:style-name="P40">*/</text:p>
      <text:p text:style-name="P25"><text:span text:style-name="T30">While</text:span><text:span text:style-name="T5">(</text:span>roll <text:span text:style-name="T5">&lt;=</text:span> <text:span text:style-name="T8">50</text:span><text:span text:style-name="T5">)</text:span></text:p>
      <text:p text:style-name="P25">[</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0"><text:s text:c="5"/>Print the sum that was rolled. <text:s/>Note: if a large number of rolls </text:p>
      <text:p text:style-name="P40"><text:s text:c="5"/>is going to be performed (say &gt; 1000), it would be best to comment</text:p>
      <text:p text:style-name="P40"><text:s text:c="5"/>out this Write() function so that it does not put too much text</text:p>
      <text:p text:style-name="P40"><text:s text:c="5"/>into the output fold.</text:p>
      <text:p text:style-name="P40"><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0"><text:s text:c="5"/>These If() functions determine which sum was rolled and then add</text:p>
      <text:p text:style-name="P40"><text:s text:c="5"/>1 to the variable which is keeping track of the number of times</text:p>
      <text:p text:style-name="P40"><text:s text:c="5"/>that sum was rolled.</text:p>
      <text:p text:style-name="P40"><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0">//Print the contents of the sum count variables for visual analysis.</text:p>
      <text:p text:style-name="P25"><text:soft-page-break/><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7">.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3"/>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8">%mathpiper</text:p>
      <text:p text:style-name="P26"/>
      <text:p text:style-name="P40">//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oft-page-break/><text:s text:c="6"/>9 is prime: False </text:p>
      <text:p text:style-name="P25"><text:s text:c="6"/>10 is prime: False </text:p>
      <text:p text:style-name="P25"><text:s text:c="6"/>11 is prime: True </text:p>
      <text:p text:style-name="P25"><text:s text:c="6"/>12 is prime: False </text:p>
      <text:p text:style-name="P25"><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3">. <text:s text:c="2"/><text:span text:style-name="T19">%/output</text:span></text:p>
      <text:p text:style-name="P59">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8"><text:bookmark-start text:name="DDE_LINK35"/>%mathpiper</text:p>
      <text:p text:style-name="P26"/>
      <text:p text:style-name="P40">//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8">%/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7"><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6"/>
      <text:p text:style-name="P38">%mathpiper</text:p>
      <text:p text:style-name="P26"/>
      <text:p text:style-name="P40">/*</text:p>
      <text:p text:style-name="P40"><text:s text:c="4"/>Print the prime numbers between 1 and 50 (inclusive).</text:p>
      <text:p text:style-name="P40"><text:s text:c="4"/>This is a shorter version which places the IsPrime() function</text:p>
      <text:p text:style-name="P40"><text:s text:c="4"/>inside of the If() function instead of using a variable.</text:p>
      <text:p text:style-name="P40">*/</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3">.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5">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5"><text:soft-page-break/>2) Code blocks (which are considered to be compound expressions) <text:span text:style-name="T6">cannot have a semicolon placed after them if they are in a function call</text:span>. <text:s/>If a semicolon is placed after this code block, an error will be produced.</text:p>
      <text:p text:style-name="P75">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6"/>
      <text:p text:style-name="P38">%mathpiper</text:p>
      <text:p text:style-name="P26"/>
      <text:p text:style-name="P40">/*</text:p>
      <text:p text:style-name="P40"><text:s text:c="4"/>Find all the prime numbers between 1 and 500 which have a 7</text:p>
      <text:p text:style-name="P40"><text:s text:c="4"/>as their rightmost digit.</text:p>
      <text:p text:style-name="P40">*/</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String</text:span><text:span text:style-name="T5">(</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4">. <text:s text:c="2"/><text:span text:style-name="T19">%/output</text:span></text:p>
      <text:p text:style-name="Text_20_body"><text:soft-page-break/>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8"><text:bookmark-start text:name="DDE_LINK37"/>%mathpiper</text:p>
      <text:p text:style-name="P26"/>
      <text:p text:style-name="P40">//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oft-page-break/><text:s text:c="4"/>index <text:span text:style-name="T5">:=</text:span> index <text:span text:style-name="T5">+</text:span> <text:span text:style-name="T8">1</text:span>;</text:p>
      <text:p text:style-name="P25">];</text:p>
      <text:p text:style-name="P26"/>
      <text:p text:style-name="P38">%/mathpiper<text:bookmark-end text:name="DDE_LINK37"/></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49"><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8">%mathpiper</text:p>
      <text:p text:style-name="P26"/>
      <text:p text:style-name="P40">//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3"><text:bookmark-start text:name="DDE_LINK13"/>.<text:bookmark-end text:name="DDE_LINK13"/> <text:s text:c="2"/><text:span text:style-name="T19">%/output</text:span></text:p>
      <text:p text:style-name="Text_20_body"><text:soft-page-break/>When this program was executed, it determined that <text:span text:style-name="T11">53</text:span> was present in the list at position <text:span text:style-name="T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8"><text:bookmark-start text:name="DDE_LINK53"/>%mathpiper</text:p>
      <text:p text:style-name="P26"/>
      <text:p text:style-name="P40">//Place the prime numbers between 1 and 50 (inclusive) into a list.</text:p>
      <text:p text:style-name="P26"/>
      <text:p text:style-name="P40">//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0"><text:s text:c="8"/>If x is prime, append it to the end of the list and then assign</text:p>
      <text:p text:style-name="P40"><text:s text:c="8"/>the new list that is created to the variable 'primes'.</text:p>
      <text:p text:style-name="P40"><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0">//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8">%/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text:soft-page-break/></text:p>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ext:soft-page-break/>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8">%mathpiper</text:p>
      <text:p text:style-name="P26"/>
      <text:p text:style-name="P40">//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2"><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8">%mathpiper</text:p>
      <text:p text:style-name="P26"/>
      <text:p text:style-name="P40">/*</text:p>
      <text:p text:style-name="P40"><text:s text:c="2"/>This program calculates the sum of the numbers</text:p>
      <text:p text:style-name="P40"><text:s text:c="2"/>in a list.</text:p>
      <text:p text:style-name="P40">*/</text:p>
      <text:p text:style-name="P26"/>
      <text:p text:style-name="P40"><text:soft-page-break/>//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0"><text:s text:c="6"/>Add the contents of x to the contents of sum</text:p>
      <text:p text:style-name="P40"><text:s text:c="6"/>and place the result back into sum.</text:p>
      <text:p text:style-name="P40"><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3">.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2">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text:soft-page-break/>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6">21,22,23,24,25,26,27,28,29,30,31,32,33,34,35,36,37,</text:p>
      <text:p text:style-name="P76">38,39,40,41,42,43,44,45,46,47,48,49,50,51,52,53,54,</text:p>
      <text:p text:style-name="P76">55,56,57,58,59,60,61,62,63,64,65,66,67,68,69,70,71,</text:p>
      <text:p text:style-name="P76">72,73,74,75,76,77,78,79,80,81,82,83,84,85,86,87,88,</text:p>
      <text:p text:style-name="P76">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9">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8">%mathpiper</text:p>
      <text:p text:style-name="P26"/>
      <text:p text:style-name="P40">/*</text:p>
      <text:p text:style-name="P40"><text:s text:c="2"/>This program prints the prime integers between 1 and 100 using</text:p>
      <text:p text:style-name="P40"><text:s text:c="2"/>a ForEach() function instead of a While() function. <text:s/>Notice that</text:p>
      <text:p text:style-name="P40"><text:s text:c="2"/>the ForEach() version requires less typing than the While()</text:p>
      <text:p text:style-name="P40"><text:s text:c="2"/>version.</text:p>
      <text:p text:style-name="P40">*/</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soft-page-break/>];</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3">.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8"><text:bookmark-start text:name="DDE_LINK54"/>%mathpiper</text:p>
      <text:p text:style-name="P26"/>
      <text:p text:style-name="P40">/*</text:p>
      <text:p text:style-name="P40"><text:s text:c="2"/>Place the prime numbers between 1 and 50 into </text:p>
      <text:p text:style-name="P40"><text:s text:c="2"/>a list using a ForEach() function.</text:p>
      <text:p text:style-name="P40">*/</text:p>
      <text:p text:style-name="P26"/>
      <text:p text:style-name="P40">//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0"><text:s text:c="6"/>If number is prime, append it to the end of the list and </text:p>
      <text:p text:style-name="P40"><text:s text:c="6"/>then assign the new list that is created to the variable </text:p>
      <text:p text:style-name="P40"><text:s text:c="6"/>'primes'.</text:p>
      <text:p text:style-name="P40"><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0">//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8">%/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oft-page-break/><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3">.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text:soft-page-break/></text:p>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2">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1">Side Effects&gt;</text:p>
      <text:p text:style-name="P31">2</text:p>
      <text:p text:style-name="P31">4</text:p>
      <text:p text:style-name="P31">6</text:p>
      <text:p text:style-name="P31">8</text:p>
      <text:p text:style-name="P31">10</text:p>
      <text:p text:style-name="P31">12</text:p>
      <text:p text:style-name="P31">14</text:p>
      <text:p text:style-name="P31">16</text:p>
      <text:p text:style-name="P31">18</text:p>
      <text:p text:style-name="P31">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2">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2">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2">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2">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2">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2">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2">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2">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59">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2">Table(expression, variable, begin_value, end_value, step_amount)</text:p>
          </table:table-cell>
        </table:table-row>
      </table:table>
      <text:p text:style-name="Preformatted_20_Text"/>
      <text:p text:style-name="Text_20_body">The Table() function creates a list of values by doing the following:</text:p>
      <text:p text:style-name="P77">1) <text:s/>Generating a sequence of values between a "begin_value" and an "end_value" with each value being incremented by the "step_amount".</text:p>
      <text:p text:style-name="P77">2) <text:s/>Placing each value in the sequence into the specified "variable", one value at a time.</text:p>
      <text:p text:style-name="P77">3) <text:s/>Evaluating the defined "expression" (which contains the defined "variable") for each value, one at a time.</text:p>
      <text:p text:style-name="P77">4) <text:s/>Placing the result of each "expression" evaluation into the result list.</text:p>
      <text:p text:style-name="P77"/>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2">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2">Max(list)</text:p>
          </table:table-cell>
        </table:table-row>
      </table:table>
      <text:p text:style-name="Preformatted_20_Text"/>
      <text:p text:style-name="P58">If two values are passed to Max(), it determines which one is larger:</text:p>
      <text:p text:style-name="Preformatted_20_Text"/>
      <text:p text:style-name="Preformatted_20_Text">In&gt; Max(10, 20)</text:p>
      <text:p text:style-name="P21">Result&gt; 20</text:p>
      <text:p text:style-name="Preformatted_20_Text"/>
      <text:p text:style-name="P58">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2">Min(list)</text:p>
          </table:table-cell>
        </table:table-row>
      </table:table>
      <text:p text:style-name="Preformatted_20_Text"/>
      <text:p text:style-name="P58">If two values are passed to Min(), it determines which one is smaller:</text:p>
      <text:p text:style-name="Preformatted_20_Text"/>
      <text:p text:style-name="Preformatted_20_Text">In&gt; Min(10, 20)</text:p>
      <text:p text:style-name="P21">Result&gt; 10</text:p>
      <text:p text:style-name="Preformatted_20_Text"/>
      <text:p text:style-name="P58">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2">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8">If two integers are passed to Gcd(), it calculates their greatest common divisor:</text:p>
      <text:p text:style-name="P33"/>
      <text:p text:style-name="P33">In&gt; Gcd(21, 56)</text:p>
      <text:p text:style-name="P22">Result&gt; 7</text:p>
      <text:p text:style-name="P33"/>
      <text:p text:style-name="P58">If a list of integers are passed to Gcd(), it finds the greatest common divisor of all the integers in the list:</text:p>
      <text:p text:style-name="P33"/>
      <text:p text:style-name="P33">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8">If two integers are passed to Lcm(), it calculates their least common multiple:</text:p>
      <text:p text:style-name="P33"><text:soft-page-break/></text:p>
      <text:p text:style-name="P27">In&gt; Lcm(14, 8)</text:p>
      <text:p text:style-name="P22">Result&gt; 56</text:p>
      <text:p text:style-name="P33"/>
      <text:p text:style-name="P58">If a list of integers are passed to Lcm(), it finds the least common multiple of all the integers in the list:</text:p>
      <text:p text:style-name="P33"/>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2">Sum(list)</text:p>
          </table:table-cell>
        </table:table-row>
      </table:table>
      <text:p text:style-name="P34"/>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2">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Vector()</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8">Nesting loops allows the programmer to accomplish an enormous amount of work with very little typing. </text:p>
      <text:h text:style-name="P85"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8"><text:bookmark-start text:name="DDE_LINK55"/>%mathpiper</text:p>
      <text:p text:style-name="P26"/>
      <text:p text:style-name="P40">/*</text:p>
      <text:p text:style-name="P40"><text:s text:c="2"/>Generate all the combinations can be entered into a two </text:p>
      <text:p text:style-name="P40"><text:s text:c="2"/>digit wheel lock.</text:p>
      <text:p text:style-name="P40">*/</text:p>
      <text:p text:style-name="P26"/>
      <text:p text:style-name="P25">combinationsList <text:span text:style-name="T5">:=</text:span> <text:span text:style-name="T5">{}</text:span>;</text:p>
      <text:p text:style-name="P26"/>
      <text:p text:style-name="P25"><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8">%/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3"><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8">%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0"><text:tab/>The result of the last expression which is executed in a function </text:p>
      <text:p text:style-name="P40"><text:tab/>is the result that the function returns to the caller. <text:s/>In this case,</text:p>
      <text:p text:style-name="P40"><text:tab/>resultList is purposely being executed last so that its contents are</text:p>
      <text:p text:style-name="P40"><text:tab/>returned to the caller.</text:p>
      <text:p text:style-name="P40"><text:s text:c="4"/>*/</text:p>
      <text:p text:style-name="P25"><text:s text:c="4"/>resultList;</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8">%mathpiper</text:p>
      <text:p text:style-name="P26"/>
      <text:p text:style-name="P25"><text:span text:style-name="T14">Echo</text:span><text:span text:style-name="T5">(</text:span>x, <text:span text:style-name="T16">","</text:span>, resultList<text:span text:style-name="T5">)</text:span>;</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3">.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8">%mathpiper</text:p>
      <text:p text:style-name="P26"/>
      <text:p text:style-name="P40">/*</text:p>
      <text:p text:style-name="P40"><text:s/>This version of evenIntegers() uses Local() to make</text:p>
      <text:p text:style-name="P40"><text:s/>x and resultList local variables</text:p>
      <text:p text:style-name="P40">*/</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0"><text:tab/>The result of the last expression which is executed in a function </text:p>
      <text:p text:style-name="P40"><text:tab/>is the result that the function returns to the caller. <text:s/>In this case,</text:p>
      <text:p text:style-name="P40"><text:tab/>resultList is purposely being executed last so that its contents are</text:p>
      <text:p text:style-name="P40"><text:tab/>returned to the caller.</text:p>
      <text:p text:style-name="P40"><text:s text:c="4"/>*/<text:bookmark-end text:name="DDE_LINK45"/></text:p>
      <text:p text:style-name="P25"><text:s text:c="4"/>resultList;</text:p>
      <text:p text:style-name="P25">];</text:p>
      <text:p text:style-name="P26"/>
      <text:p text:style-name="P38">%/mathpiper</text:p>
      <text:p text:style-name="P26"/>
      <text:p text:style-name="P25"><text:s text:c="4"/><text:span text:style-name="T19">%output,preserve="false"</text:span></text:p>
      <text:p text:style-name="P25"><text:s text:c="6"/><text:span text:style-name="T19">Result:</text:span> True</text:p>
      <text:p text:style-name="P43">. <text:s text:c="2"/><text:span text:style-name="T19">%/output</text:span></text:p>
      <text:p text:style-name="P59">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8"/>
      <text:p text:style-name="P38">%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oft-page-break/><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3">.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8"/>
      <text:p text:style-name="P38">%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oft-page-break/><text:s text:c="6"/>6 </text:p>
      <text:p text:style-name="P25"><text:s text:c="6"/>5 </text:p>
      <text:p text:style-name="P25"><text:s text:c="6"/>4 </text:p>
      <text:p text:style-name="P25"><text:s text:c="6"/>3 </text:p>
      <text:p text:style-name="P25"><text:s text:c="6"/>2 </text:p>
      <text:p text:style-name="P25"><text:s text:c="6"/>1</text:p>
      <text:p text:style-name="P50">.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2">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8"/>
      <text:p text:style-name="P38">%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3">. <text:s text:c="2"/><text:span text:style-name="T19">%/output</text:span></text:p>
      <text:p text:style-name="Text_20_body">When a Break() function is used to end a loop, it is called "<text:span text:style-name="T6">breaking out</text:span>" of the <text:soft-page-break/>loop. <text:s/>Notice that only the numbers 1-5 are printed in this program.</text:p>
      <text:h text:style-name="Heading_20_3" text:outline-level="3">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2">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8"/>
      <text:p text:style-name="P38">%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0"><text:s text:c="6"/>6 </text:p>
      <text:p text:style-name="P30"><text:s text:c="6"/>7 </text:p>
      <text:p text:style-name="P30"><text:s text:c="6"/>8</text:p>
      <text:p text:style-name="P43">. <text:s text:c="2"/><text:span text:style-name="T19">%/output</text:span></text:p>
      <text:p text:style-name="Text_20_body">Notice that the number 5 is not printed when this program is executed.</text:p>
      <text:h text:style-name="Heading_20_3" text:outline-level="3"><text:soft-page-break/>The Repeat() Function</text:h>
      <text:p text:style-name="Text_20_body">The <text:span text:style-name="T6">Repeat()</text:span> function is a looping function which is similar to While() and <text:s/>ForEach(), but it is simpler than these two. <text:s/>Here are the two calling formats for Repeat():</text:p>
      <text:p text:style-name="P87"/>
      <table:table table:name="Table40" table:style-name="Table40">
        <table:table-column table:style-name="Table40.A"/>
        <table:table-row>
          <table:table-cell table:style-name="Table40.A1" office:value-type="string">
            <text:p text:style-name="Preformatted_20_Text">Repeat(count) body</text:p>
            <text:p text:style-name="P42">Repeat() body</text:p>
          </table:table-cell>
        </table:table-row>
      </table:table>
      <text:p text:style-name="P87"/>
      <text:p text:style-name="P59">The first version of Repeat() simply takes an integer argument which indicates how many times it should loop. <text:s/>The following program shows how to use Repeat() to print 4 copies of the word "Hello":</text:p>
      <text:p text:style-name="P87"/>
      <text:p text:style-name="P38">%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8">%/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7">. <text:s text:c="2"/>%/output</text:p>
      <text:p text:style-name="P59">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59"/>
      <text:p text:style-name="P38">%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oft-page-break/><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7">.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0"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59"/>
      <table:table table:name="Table43" table:style-name="Table43">
        <table:table-column table:style-name="Table43.A"/>
        <table:table-row>
          <table:table-cell table:style-name="Table43.A1" office:value-type="string">
            <text:p text:style-name="P42">EchoTime()expression</text:p>
          </table:table-cell>
        </table:table-row>
      </table:table>
      <text:p text:style-name="P25"/>
      <text:p text:style-name="P59">The following examples use EchoTime() to determine how long it takes to add the numbers 2 and 3 together and how long it takes to factor 1234567:</text:p>
      <text:p text:style-name="P25"/>
      <text:p text:style-name="P25">In&gt; EchoTime() 2 + 3</text:p>
      <text:p text:style-name="P21">Result: 5</text:p>
      <text:p text:style-name="P37">Side Effects:</text:p>
      <text:p text:style-name="P37">0.000080946 seconds taken.</text:p>
      <text:p text:style-name="P59"/>
      <text:p text:style-name="P25">In&gt; EchoTime() Factor(1234567)</text:p>
      <text:p text:style-name="P21">Result: 127*9721</text:p>
      <text:p text:style-name="P37"><text:soft-page-break/>Side Effects:</text:p>
      <text:p text:style-name="P37">0.395028773 seconds taken.</text:p>
      <text:p text:style-name="P25"/>
      <text:p text:style-name="P59">In the following program, a ForEach loop is used to have the Factor() function factor all the numbers in a list. <text:s/>The EchoTime() function is used to determine how long it takes to do all the factoring:</text:p>
      <text:p text:style-name="P94"/>
      <text:p text:style-name="P38">%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3"><text:span text:style-name="T10">. <text:s text:c="2"/></text:span><text:span text:style-name="T19">%/output</text:span></text:p>
      <text:p text:style-name="P59">Finally, the following program show how to time a code block which prints the numbers from 1 to 100:</text:p>
      <text:p text:style-name="P59"/>
      <text:p text:style-name="P38">%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oft-page-break/><text:s text:c="4"/></text:p>
      <text:p text:style-name="P25"><text:s text:c="4"/><text:span text:style-name="T14">NewLine</text:span><text:span text:style-name="T5">()</text:span>;</text:p>
      <text:p text:style-name="P25">];</text:p>
      <text:p text:style-name="Preformatted_20_Text"/>
      <text:p text:style-name="P38">%/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8">%mathpiper,title="Exercise 1"</text:p>
      <text:p text:style-name="P26"/>
      <text:p text:style-name="P41">//Sample fold.</text:p>
      <text:p text:style-name="P26"/>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soft-page-break/>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u - <text:date style:data-style-name="N37" text:date-value="2009-09-21T02:05:04">09/21/09</text:date><text:tab/>Introduction To Programming<text:tab/><text:page-number text:select-page="current">1</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1T02:05:04</dc:date>
    <meta:editing-cycles>466</meta:editing-cycles>
    <meta:editing-duration>PT247H13M09S</meta:editing-duration>
    <meta:document-statistic meta:table-count="43" meta:image-count="1" meta:object-count="17" meta:page-count="139" meta:paragraph-count="3111" meta:word-count="29850" meta:character-count="1820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